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6">
          <table:table-cell/>
          <table:table-cell table:style-name="Default"/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table:number-columns-repeated="3"/>
        </table:table-row>
        <table:table-row table:style-name="ro7" table:number-rows-repeated="3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6:24:28.966479497</dc:date>
    <meta:editing-duration>P3DT13H26M43S</meta:editing-duration>
    <meta:editing-cycles>35</meta:editing-cycles>
    <meta:document-statistic meta:table-count="2" meta:cell-count="138" meta:object-count="0"/>
  </office:meta>
</office:document-meta>
</file>